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A1];[.B1];[.C1];50)"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date" office:date-value="1984-10-22" calcext:value-type="date">
            <text:p>10/22/84</text:p>
          </table:table-cell>
          <table:table-cell table:formula="of:=DAY([.A2])" office:value-type="float" office:value="22" calcext:value-type="float">
            <text:p>22</text:p>
          </table:table-cell>
          <table:table-cell table:formula="of:=MONTH([.A2])" office:value-type="float" office:value="10" calcext:value-type="float">
            <text:p>10</text:p>
          </table:table-cell>
          <table:table-cell table:formula="of:=YEAR([.A2])" office:value-type="float" office:value="1984" calcext:value-type="float">
            <text:p>1984</text:p>
          </table:table-cell>
        </table:table-row>
        <table:table-row table:style-name="ro1">
          <table:table-cell table:formula="of:=IF([.A1]=10;&quot;A1 equals 10&quot;;&quot;A1 not equals 10&quot;)" office:value-type="string" office:string-value="A1 equals 10" calcext:value-type="string">
            <text:p>A1 equals 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1:57:45.100941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22:00:41.769805738</dc:date>
    <meta:editing-duration>PT3M1S</meta:editing-duration>
    <meta:editing-cycles>3</meta:editing-cycles>
    <meta:generator>LibreOffice/5.0.3.2$Linux_X86_64 LibreOffice_project/00m0$Build-2</meta:generator>
    <meta:document-statistic meta:table-count="1" meta:cell-count="9" meta:object-count="0"/>
  </office:meta>
</office:document-meta>
</file>